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WWNum2">
      <style:paragraph-properties fo:text-align="center" style:justify-single-word="false"/>
      <style:text-properties officeooo:paragraph-rsid="00133ae1"/>
    </style:style>
    <style:style style:name="P2" style:family="paragraph" style:parent-style-name="Standard" style:list-style-name="WWNum10">
      <style:paragraph-properties fo:text-align="center" style:justify-single-word="false"/>
      <style:text-properties officeooo:paragraph-rsid="00133ae1"/>
    </style:style>
    <style:style style:name="P3" style:family="paragraph" style:parent-style-name="Standard">
      <style:paragraph-properties fo:text-align="center" style:justify-single-word="false"/>
      <style:text-properties officeooo:paragraph-rsid="00133ae1"/>
    </style:style>
    <style:style style:name="P4" style:family="paragraph" style:parent-style-name="Standard">
      <style:paragraph-properties fo:text-align="center" style:justify-single-word="false"/>
      <style:text-properties fo:font-size="10pt" officeooo:paragraph-rsid="00133ae1" style:font-size-asian="10pt" style:font-size-complex="10pt"/>
    </style:style>
    <style:style style:name="P5" style:family="paragraph" style:parent-style-name="Standard">
      <style:paragraph-properties fo:text-align="justify" style:justify-single-word="false"/>
      <style:text-properties fo:font-size="10pt" officeooo:paragraph-rsid="00133ae1" style:font-size-asian="10pt" style:font-size-complex="10pt"/>
    </style:style>
    <style:style style:name="P6" style:family="paragraph" style:parent-style-name="Standard" style:list-style-name="WWNum9">
      <style:paragraph-properties fo:text-align="justify" style:justify-single-word="false"/>
      <style:text-properties officeooo:paragraph-rsid="00133ae1"/>
    </style:style>
    <style:style style:name="P7" style:family="paragraph" style:parent-style-name="Standard" style:list-style-name="WWNum3">
      <style:paragraph-properties fo:text-align="justify" style:justify-single-word="false"/>
      <style:text-properties officeooo:paragraph-rsid="00133ae1"/>
    </style:style>
    <style:style style:name="P8" style:family="paragraph" style:parent-style-name="Standard" style:list-style-name="WWNum6">
      <style:paragraph-properties fo:text-align="justify" style:justify-single-word="false"/>
      <style:text-properties officeooo:paragraph-rsid="00133ae1"/>
    </style:style>
    <style:style style:name="P9" style:family="paragraph" style:parent-style-name="Standard" style:list-style-name="WWNum7">
      <style:paragraph-properties fo:text-align="justify" style:justify-single-word="false"/>
      <style:text-properties officeooo:paragraph-rsid="00133ae1"/>
    </style:style>
    <style:style style:name="P10" style:family="paragraph" style:parent-style-name="Standard" style:list-style-name="WWNum8">
      <style:paragraph-properties fo:text-align="justify" style:justify-single-word="false"/>
      <style:text-properties officeooo:paragraph-rsid="00133ae1"/>
    </style:style>
    <style:style style:name="P11" style:family="paragraph" style:parent-style-name="Standard">
      <style:paragraph-properties fo:text-align="justify" style:justify-single-word="false"/>
      <style:text-properties officeooo:paragraph-rsid="00133ae1"/>
    </style:style>
    <style:style style:name="P12"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13"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14" style:family="paragraph" style:parent-style-name="Standard" style:list-style-name="WWNum9">
      <style:paragraph-properties fo:margin-left="1.27cm" fo:margin-right="0cm" fo:text-align="justify" style:justify-single-word="false" fo:text-indent="-0.635cm" style:auto-text-indent="false"/>
      <style:text-properties officeooo:paragraph-rsid="00133ae1"/>
    </style:style>
    <style:style style:name="P15" style:family="paragraph" style:parent-style-name="Standard" style:list-style-name="WWNum8">
      <style:paragraph-properties fo:margin-left="1.27cm" fo:margin-right="0cm" fo:text-align="justify" style:justify-single-word="false" fo:text-indent="-0.635cm" style:auto-text-indent="false"/>
      <style:text-properties officeooo:paragraph-rsid="00133ae1"/>
    </style:style>
    <style:style style:name="P16" style:family="paragraph" style:parent-style-name="Standard">
      <style:paragraph-properties fo:margin-left="0cm" fo:margin-right="0cm" fo:text-indent="1.251cm" style:auto-text-indent="false"/>
      <style:text-properties officeooo:paragraph-rsid="00133ae1"/>
    </style:style>
    <style:style style:name="P17" style:family="paragraph" style:parent-style-name="Standard">
      <style:paragraph-properties fo:margin-left="1.251cm" fo:margin-right="0cm" fo:text-align="justify" style:justify-single-word="false" fo:text-indent="0cm" style:auto-text-indent="false"/>
      <style:text-properties officeooo:paragraph-rsid="00133ae1"/>
    </style:style>
    <style:style style:name="P18"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19" style:family="paragraph" style:parent-style-name="Standard" style:list-style-name="WWNum6">
      <style:paragraph-properties fo:margin-left="2.501cm" fo:margin-right="0cm" fo:text-align="justify" style:justify-single-word="false" fo:text-indent="-0.635cm" style:auto-text-indent="false"/>
      <style:text-properties officeooo:paragraph-rsid="00133ae1"/>
    </style:style>
    <style:style style:name="P20" style:family="paragraph" style:parent-style-name="Standard" style:list-style-name="WWNum5">
      <style:paragraph-properties fo:margin-left="2.501cm" fo:margin-right="0cm" fo:text-align="start" style:justify-single-word="false" fo:text-indent="-0.635cm" style:auto-text-indent="false"/>
      <style:text-properties officeooo:paragraph-rsid="00133ae1"/>
    </style:style>
    <style:style style:name="P21"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22"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23" style:family="paragraph" style:parent-style-name="Standard">
      <style:paragraph-properties fo:margin-left="3.752cm" fo:margin-right="0cm" fo:text-align="justify" style:justify-single-word="false" fo:text-indent="-0.635cm" style:auto-text-indent="false"/>
      <style:text-properties officeooo:paragraph-rsid="00133ae1"/>
    </style:style>
    <style:style style:name="P24" style:family="paragraph" style:parent-style-name="Header">
      <style:paragraph-properties fo:text-align="end" style:justify-single-word="false"/>
      <style:text-properties officeooo:paragraph-rsid="00133ae1"/>
    </style:style>
    <style:style style:name="P25" style:family="paragraph" style:parent-style-name="paper_20_title">
      <style:text-properties officeooo:paragraph-rsid="00133ae1"/>
    </style:style>
    <style:style style:name="P26" style:family="paragraph" style:parent-style-name="paper_20_title" style:master-page-name="Standard">
      <style:paragraph-properties style:page-number="auto"/>
      <style:text-properties officeooo:paragraph-rsid="00133ae1"/>
    </style:style>
    <style:style style:name="P27"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28" style:family="paragraph" style:parent-style-name="paper_20_subtitle">
      <style:text-properties officeooo:paragraph-rsid="00133ae1"/>
    </style:style>
    <style:style style:name="P29" style:family="paragraph" style:parent-style-name="Author">
      <style:paragraph-properties fo:margin-top="0cm" fo:margin-bottom="0cm" style:contextual-spacing="false" fo:text-align="center" style:justify-single-word="false"/>
      <style:text-properties officeooo:paragraph-rsid="00133ae1"/>
    </style:style>
    <style:style style:name="P30" style:family="paragraph" style:parent-style-name="Affiliation" style:list-style-name="WWNum4">
      <style:paragraph-properties fo:text-align="start" style:justify-single-word="false"/>
      <style:text-properties officeooo:paragraph-rsid="00133ae1"/>
    </style:style>
    <style:style style:name="P31" style:family="paragraph" style:parent-style-name="Affiliation">
      <style:paragraph-properties fo:text-align="start" style:justify-single-word="false"/>
      <style:text-properties officeooo:paragraph-rsid="00133ae1"/>
    </style:style>
    <style:style style:name="P32" style:family="paragraph" style:parent-style-name="Affiliation">
      <style:paragraph-properties fo:text-align="center" style:justify-single-word="false"/>
      <style:text-properties officeooo:paragraph-rsid="00133ae1"/>
    </style:style>
    <style:style style:name="P33" style:family="paragraph" style:parent-style-name="Affiliation">
      <style:text-properties officeooo:paragraph-rsid="00133ae1"/>
    </style:style>
    <style:style style:name="P34"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35" style:family="paragraph" style:parent-style-name="No_20_Spacing">
      <style:paragraph-properties fo:text-align="justify" style:justify-single-word="false"/>
      <style:text-properties officeooo:paragraph-rsid="00133ae1"/>
    </style:style>
    <style:style style:name="P36" style:family="paragraph" style:parent-style-name="List_20_Paragraph" style:list-style-name="WWNum1">
      <style:paragraph-properties fo:text-align="justify" style:justify-single-word="false"/>
      <style:text-properties officeooo:paragraph-rsid="00133ae1"/>
    </style:style>
    <style:style style:name="T1" style:family="text">
      <style:text-properties style:font-name="Times New Roman" fo:font-size="10pt" style:font-size-asian="10pt" style:font-size-complex="10pt"/>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fo:font-weight="bold" style:font-size-asian="10pt" style:font-weight-asian="bold" style:font-name-complex="Times New Roman1" style:font-size-complex="10pt"/>
    </style:style>
    <style:style style:name="T4" style:family="text">
      <style:text-properties style:font-name="Times New Roman" fo:font-size="12pt" style:font-size-asian="12pt" style:font-size-complex="12pt"/>
    </style:style>
    <style:style style:name="T5" style:family="text">
      <style:text-properties fo:font-style="italic" fo:font-weight="bold" style:font-name-asian="MS Mincho" style:font-style-asian="italic" style:font-weight-asian="bold" style:font-style-complex="italic" style:font-weight-complex="normal"/>
    </style:style>
    <style:style style:name="T6" style:family="text">
      <style:text-properties style:font-name-asian="MS Mincho"/>
    </style:style>
    <style:style style:name="T7" style:family="text">
      <style:text-properties fo:font-size="12pt" style:font-size-asian="12pt" style:font-size-complex="12pt"/>
    </style:style>
    <style:style style:name="T8" style:family="text">
      <style:text-properties fo:font-size="10pt" style:font-size-asian="10pt" style:font-size-complex="10pt"/>
    </style:style>
    <style:style style:name="T9" style:family="text">
      <style:text-properties fo:font-size="10pt" fo:background-color="#ffff00" loext:char-shading-value="0" style:font-size-asian="10pt" style:font-size-complex="10pt"/>
    </style:style>
    <style:style style:name="T10"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1" style:family="text">
      <style:text-properties fo:color="#ff0000" fo:font-size="10pt" fo:background-color="#ffff00" loext:char-shading-value="0" style:font-size-asian="10pt" style:font-size-complex="10pt"/>
    </style:style>
    <style:style style:name="T12" style:family="text">
      <style:text-properties fo:color="#00000a" fo:font-size="10pt" fo:language="en" fo:country="GB" style:font-name-asian="Droid Sans Fallback" style:font-size-asian="10pt" style:language-asian="zh" style:country-asian="CN" style:font-name-complex="FreeSans" style:font-size-complex="10pt" style:language-complex="hi" style:country-complex="IN"/>
    </style:style>
    <style:style style:name="T13" style:family="text">
      <style:text-properties fo:color="#00000a" fo:font-size="10pt" fo:language="en" fo:country="GB" style:text-underline-style="none" style:font-name-asian="Droid Sans Fallback" style:font-size-asian="10pt" style:language-asian="zh" style:country-asian="CN" style:font-name-complex="FreeSans" style:font-size-complex="10pt" style:language-complex="hi" style:country-complex="IN"/>
    </style:style>
    <style:style style:name="T14" style:family="text">
      <style:text-properties fo:color="#808080" style:font-name="Verdana" fo:font-size="10pt" style:font-size-asian="10pt" style:font-size-complex="10pt"/>
    </style:style>
    <style:style style:name="Sect1" style:family="section">
      <style:section-properties text:dont-balance-text-columns="false" style:editable="false">
        <style:columns fo:column-count="2" fo:column-gap="0.198cm">
          <style:column style:rel-width="4818*" fo:start-indent="0cm" fo:end-indent="0.099cm"/>
          <style:column style:rel-width="4820*" fo:start-indent="0.0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5"/>
      <text:p text:style-name="P25"/>
      <text:p text:style-name="P25"><text:span text:style-name="T5">ask-rep</text:span></text:p>
      <text:p text:style-name="P28"><text:span text:style-name="T6"><text:s/></text:span><text:span text:style-name="T5">(on-line repository)</text:span></text:p>
      <text:p text:style-name="P27"/>
      <text:p text:style-name="P29"><text:span text:style-name="T6">Ventsislav Polimenov (1457989)</text:span></text:p>
      <text:p text:style-name="P29"><text:span text:style-name="T6">Dhiraj Narwani (1431555)</text:span></text:p>
      <text:p text:style-name="P33"><text:span text:style-name="T6">Cloud Computing COMSM0010</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2"><text:span text:style-name="T7">Contents:</text:span></text:p>
      <text:p text:style-name="P31"/>
      <text:list xml:id="list1712926451068576105" text:style-name="WWNum4">
        <text:list-item>
          <text:p text:style-name="P30">Overview</text:p>
        </text:list-item>
        <text:list-item>
          <text:p text:style-name="P30">Cloud Computing</text:p>
        </text:list-item>
        <text:list-item>
          <text:p text:style-name="P30">Planning</text:p>
        </text:list-item>
        <text:list-item>
          <text:p text:style-name="P30">Implementation</text:p>
        </text:list-item>
      </text:list>
      <text:list xml:id="list8074841091634512006" text:style-name="WWNum5">
        <text:list-item>
          <text:p text:style-name="P20"><text:span text:style-name="T8">Log In</text:span></text:p>
        </text:list-item>
        <text:list-item>
          <text:p text:style-name="P20"><text:span text:style-name="T8">Database functionality</text:span></text:p>
        </text:list-item>
        <text:list-item>
          <text:p text:style-name="P20"><text:span text:style-name="T8">Front-end design and implementation</text:span></text:p>
        </text:list-item>
        <text:list-item>
          <text:p text:style-name="P20"><text:span text:style-name="T8">Customizing repositories</text:span></text:p>
        </text:list-item>
        <text:list-item>
          <text:p text:style-name="P20"><text:span text:style-name="T8">Create repository</text:span></text:p>
        </text:list-item>
        <text:list-item>
          <text:p text:style-name="P20"><text:span text:style-name="T8">Create/Upload Files</text:span></text:p>
        </text:list-item>
        <text:list-item>
          <text:p text:style-name="P20"><text:span text:style-name="T8">Custom Search Engine</text:span></text:p>
        </text:list-item>
        <text:list-item>
          <text:p text:style-name="P20"><text:span text:style-name="T8">Search functionality</text:span></text:p>
        </text:list-item>
        <text:list-item>
          <text:p text:style-name="P20"><text:span text:style-name="T8">Trending repositories</text:span></text:p>
        </text:list-item>
      </text:list>
      <text:list xml:id="list150814311975650" text:continue-list="list1712926451068576105" text:style-name="WWNum4">
        <text:list-item>
          <text:p text:style-name="P34">Results</text:p>
        </text:list-item>
        <text:list-item>
          <text:p text:style-name="P34">Future work</text:p>
        </text:list-item>
        <text:list-item>
          <text:p text:style-name="P34">Summary</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text:style-name="Sect1" text:name="Section1">
        <text:list xml:id="list4185009854131457513" text:style-name="WWNum2">
          <text:list-item>
            <text:p text:style-name="P1"><text:soft-page-break/><text:span text:style-name="T7">Overview</text:span></text:p>
          </text:list-item>
        </text:list>
        <text:p text:style-name="P4"/>
        <text:p text:style-name="P35"><text:span text:style-name="T2">The main objective for this project is to create an online repository where users will be able to create, upload and share their files amongst other users. Users will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Furthermore, these files will be saved on the cloud and placed in new or existing repositories according to the users’ preference. The repositories will be available to the public and the files can be viewed straight from the browser. </text:span></text:p>
        <text:p text:style-name="P4"/>
        <text:list xml:id="list150814296193444" text:continue-numbering="true" text:style-name="WWNum2">
          <text:list-item>
            <text:p text:style-name="P1"><text:span text:style-name="T4">Cloud Computing</text:span></text:p>
          </text:list-item>
        </text:list>
        <text:p text:style-name="P5"/>
        <text:list xml:id="list2432119604670438136" text:style-name="WWNum9">
          <text:list-item>
            <text:p text:style-name="P6"><text:span text:style-name="T9">this section must be at least a page long</text:span></text:p>
          </text:list-item>
          <text:list-item>
            <text:p text:style-name="P6"><text:span text:style-name="T8">what is Cloud</text:span></text:p>
          </text:list-item>
          <text:list-item>
            <text:p text:style-name="P6"><text:span text:style-name="T8">how it works</text:span></text:p>
          </text:list-item>
          <text:list-item>
            <text:p text:style-name="P6"><text:span text:style-name="T11">benefits related to our project</text:span></text:p>
          </text:list-item>
          <text:list-item>
            <text:p text:style-name="P14"><text:span text:style-name="T11">safe and reliable</text:span></text:p>
          </text:list-item>
          <text:list-item>
            <text:p text:style-name="P14"><text:span text:style-name="T11">spread out – avoid latency and allow many users</text:span></text:p>
          </text:list-item>
        </text:list>
        <text:p text:style-name="P5"/>
        <text:list xml:id="list150814770424342" text:continue-list="list150814296193444" text:style-name="WWNum2">
          <text:list-item>
            <text:p text:style-name="P1"><text:span text:style-name="T4">Planning</text:span></text:p>
          </text:list-item>
        </text:list>
        <text:p text:style-name="P4"/>
        <text:p text:style-name="P16"><text:span text:style-name="T2">The project took us roughly two months to finish it and tasks were divided as follows:</text:span></text:p>
        <text:p text:style-name="P11"><text:span text:style-name="T3">Dhiraj Narwani</text:span></text:p>
        <text:list xml:id="list82801050306594742" text:style-name="WWNum1">
          <text:list-item>
            <text:p text:style-name="P36"><text:span text:style-name="T2">Front-end design and implementation (HTML, CSS, JavaScript and Java code).</text:span></text:p>
          </text:list-item>
          <text:list-item>
            <text:p text:style-name="P36"><text:span text:style-name="T2">Database Creation – All files, repositories, folders, users will be stored in a database.</text:span></text:p>
          </text:list-item>
          <text:list-item>
            <text:p text:style-name="P36"><text:span text:style-name="T2">Sign in/out functionality – Users can login with their Google account to access restricted functionalities. </text:span></text:p>
          </text:list-item>
          <text:list-item>
            <text:p text:style-name="P36"><text:span text:style-name="T2">Customizing repositories – Creating a repository where folders and sub-folders can be included. <text:s text:c="2"/></text:span></text:p>
          </text:list-item>
          <text:list-item>
            <text:p text:style-name="P36"><text:span text:style-name="T2">Upload files – Uploading existing code files with specific extensions to the database.</text:span></text:p>
          </text:list-item>
          <text:list-item>
            <text:p text:style-name="P36"><text:span text:style-name="T2">Viewing files – View existing files from public repositories in the browser. </text:span></text:p>
          </text:list-item>
        </text:list>
        <text:p text:style-name="P12"/>
        <text:p text:style-name="P11"><text:span text:style-name="T3">Ventsislav Polimenov</text:span></text:p>
        <text:list xml:id="list150814258040139" text:continue-numbering="true" text:style-name="WWNum1">
          <text:list-item>
            <text:p text:style-name="P36"><text:span text:style-name="T2">Google Custom Search – Functionality that will query google in order to extract code tags. </text:span></text:p>
          </text:list-item>
          <text:list-item>
            <text:p text:style-name="P36"><text:span text:style-name="T2">Extract code tags – Extracting code snippets through ‘code tags’ from pre-defined websites. </text:span></text:p>
          </text:list-item>
          <text:list-item>
            <text:p text:style-name="P36"><text:span text:style-name="T2">Display code – Displaying code snippets in panels.</text:span></text:p>
          </text:list-item>
          <text:list-item>
            <text:p text:style-name="P36"><text:span text:style-name="T2">Creating new files – Saving files as BLOBS in the database.</text:span></text:p>
          </text:list-item>
          <text:list-item>
            <text:p text:style-name="P36"><text:span text:style-name="T2">Trending Repositories – List of all repositories in descending order (recent first).</text:span></text:p>
          </text:list-item>
        </text:list>
        <text:p text:style-name="P4"/>
        <text:list xml:id="list150813415549476" text:continue-list="list150814770424342" text:style-name="WWNum2">
          <text:list-item>
            <text:p text:style-name="P1"><text:span text:style-name="T4">Implementation</text:span></text:p>
          </text:list-item>
        </text:list>
        <text:p text:style-name="P4"/>
        <text:list xml:id="list2131055088700083035" text:style-name="WWNum3">
          <text:list-item>
            <text:p text:style-name="P7"><text:span text:style-name="T8">a bit of overview of the implementation methods as we did for the abstract – environment and libraries</text:span></text:p>
          </text:list-item>
        </text:list>
        <text:p text:style-name="P5"/>
        <text:p text:style-name="P11"><text:span text:style-name="T10">Sub-sections as follows:</text:span></text:p>
        <text:list xml:id="list5591333605373761191" text:style-name="WWNum6">
          <text:list-item>
            <text:p text:style-name="P8"><text:span text:style-name="T8">Log In</text:span></text:p>
          </text:list-item>
          <text:list-item>
            <text:p text:style-name="P8"><text:span text:style-name="T8">Database functionality</text:span></text:p>
          </text:list-item>
          <text:list-item>
            <text:p text:style-name="P8"><text:span text:style-name="T8">Trending repositories</text:span></text:p>
          </text:list-item>
          <text:list-item>
            <text:p text:style-name="P8"><text:span text:style-name="T8">Front-end design and implementation</text:span></text:p>
          </text:list-item>
          <text:list-item>
            <text:p text:style-name="P8"><text:span text:style-name="T8">Customizing repositories</text:span></text:p>
          </text:list-item>
          <text:list-item>
            <text:p text:style-name="P8"><text:span text:style-name="T8">Create repository</text:span></text:p>
          </text:list-item>
          <text:list-item>
            <text:p text:style-name="P8"><text:span text:style-name="T8">Create/Upload Files</text:span></text:p>
          </text:list-item>
          <text:list-item>
            <text:p text:style-name="P8"><text:span text:style-name="T8">Search functionality</text:span></text:p>
          </text:list-item>
          <text:list-item>
            <text:p text:style-name="P19"><text:span text:style-name="T8">Hot-Button for quick search</text:span></text:p>
          </text:list-item>
        </text:list>
        <text:p text:style-name="P17"/>
        <text:p text:style-name="P17"><text:span text:style-name="T8">In order to make the user's experience with our Cloud Application, we decided to implement a hot-button for the search functionality. Once the right-arrow is pressed, the program invokes a Custom Search Engine (CSE) and send a query to Google. We also decided to provide the user with the choice of language – Java, Python, C++, and C#. At the end the query that is sent to Google through our CSE consists of the user's highlighted phrase and chosen language followed by the name of the website. However, currently the name of the website is hard-coded to be Stack Over Flow, as it is probably the best for any kind of code that one could possibly be interested at.</text:span></text:p>
        <text:p text:style-name="P17"><text:span text:style-name="T8"><text:s/></text:span></text:p>
        <text:list xml:id="list150812722599559" text:continue-numbering="true" text:style-name="WWNum6">
          <text:list-item>
            <text:p text:style-name="P19"><text:span text:style-name="T8">Custom Search Engine</text:span></text:p>
          </text:list-item>
        </text:list>
        <text:p text:style-name="P17"/>
        <text:p text:style-name="P17"><text:span text:style-name="T8">This is a function provided by Google, so that developers can integrate customizable search engines in each and every website and also in online applications. In order to integrate this to our Cloud Ap</text:span><text:span text:style-name="T12">p</text:span><text:span text:style-name="T13">lication, we used the search engine' URL (placed at “googleapis.com/customsearch/”), </text:span><text:span text:style-name="T12">the cx_key, which serves as an authenticator </text:span><text:span text:style-name="T8">for the engine, the API_KEY provided by google, and JavaScript Object Notation (JSON) output format. </text:span></text:p>
        <text:p text:style-name="P17"/>
        <text:list xml:id="list150813866136448" text:continue-numbering="true" text:style-name="WWNum6">
          <text:list-item>
            <text:p text:style-name="P19"><text:span text:style-name="T8">Jsoup lib</text:span></text:p>
          </text:list-item>
        </text:list>
        <text:p text:style-name="P17"/>
        <text:p text:style-name="P18"><text:span text:style-name="T13">When user's query is sent to Google, our App gets all results as links to web pages and stores them all to a certain data structure (ArrayList&lt;String&gt;) allocated on the Cloud. Once this process is done, the same data structure is sent to an iterator, which <text:s/>opens each link in order to access the html code </text:span><text:soft-page-break/><text:span text:style-name="T13">for every web page. The iterator seeks for “&lt;code&gt;” tags in the “html”, when found it extracts the text in between and add it to another data structure (HashMap&lt;String, Element&gt;). However, for this functionality we used an external library for html stripping called Jsoup.</text:span></text:p>
        <text:p text:style-name="P22"/>
        <text:list xml:id="list150813969294715" text:continue-numbering="true" text:style-name="WWNum6">
          <text:list-item>
            <text:p text:style-name="P19"><text:span text:style-name="T8">Code snippets rating</text:span></text:p>
          </text:list-item>
        </text:list>
        <text:p text:style-name="P23"/>
        <text:p text:style-name="P18"><text:span text:style-name="T8">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span></text:p>
        <text:p text:style-name="P21"/>
        <text:list xml:id="list150813947376875" text:continue-numbering="true" text:style-name="WWNum6">
          <text:list-item>
            <text:p text:style-name="P19"><text:span text:style-name="T8">Displaying code snippets</text:span></text:p>
          </text:list-item>
        </text:list>
        <text:p text:style-name="P17"/>
        <text:p text:style-name="P18"><text:span text:style-name="T8">For displaying the snippets we decided to use an “accordion” type of container that manages a list of sections of widgets, each with a header [</text:span><text:a xlink:type="simple" xlink:href="http://www.smartclient.com/smartgwt/javadoc/com/smartgwt/client/widgets/layout/SectionStack.html"><text:span text:style-name="Internet_20_link"><text:span text:style-name="T8">http://www.smartclient.com/smartgwt/javadoc/com/smartgwt/client/widgets/layout/SectionStack.html</text:span></text:span></text:a><text:span text:style-name="T8">], provided by Google Web-Tool. We gather a minimum of twenty code snippets and display next to the text box assigned for coding.</text:span></text:p>
        <text:p text:style-name="P4"/>
        <text:list xml:id="list150813582927966" text:continue-list="list150813415549476" text:style-name="WWNum2">
          <text:list-item>
            <text:p text:style-name="P1"><text:span text:style-name="T4">Results</text:span></text:p>
          </text:list-item>
        </text:list>
        <text:p text:style-name="P5"/>
        <text:list xml:id="list4487094132313188138" text:style-name="WWNum7">
          <text:list-item>
            <text:p text:style-name="P9"><text:span text:style-name="T8">end product functionality</text:span></text:p>
          </text:list-item>
          <text:list-item>
            <text:p text:style-name="P9"><text:span text:style-name="T8">our satisfaction with this project</text:span></text:p>
          </text:list-item>
        </text:list>
        <text:p text:style-name="P4"/>
        <text:list xml:id="list150814189709870" text:continue-list="list150813582927966" text:style-name="WWNum2">
          <text:list-item>
            <text:p text:style-name="P1"><text:span text:style-name="T4">Future work</text:span></text:p>
          </text:list-item>
        </text:list>
        <text:p text:style-name="P5"/>
        <text:list xml:id="list7657461536468852610" text:style-name="WWNum8">
          <text:list-item>
            <text:p text:style-name="P10"><text:span text:style-name="T8">language processing for compilation</text:span></text:p>
          </text:list-item>
          <text:list-item>
            <text:p text:style-name="P15"><text:span text:style-name="T8">We could integrate a panel, which detects tokens and add colours. Also run and debug functionalities and turn it into an on-line IDE.</text:span></text:p>
          </text:list-item>
          <text:list-item>
            <text:p text:style-name="P10"><text:span text:style-name="T8">rating improvements and language classification</text:span></text:p>
          </text:list-item>
          <text:list-item>
            <text:p text:style-name="P15"><text:span text:style-name="T8">So that we use more sophisticated method for rating, based on word occurrences again, but with better performance for better results. Also, currently we have hard coded language code tags and in the future we could use self learning techniques so that the application itself can improve on understanding the language on its own.</text:span></text:p>
          </text:list-item>
        </text:list>
        <text:p text:style-name="P5"/>
        <text:list xml:id="list150813133416593" text:continue-list="list150814189709870" text:style-name="WWNum2">
          <text:list-item>
            <text:p text:style-name="P1"><text:span text:style-name="T4">Summary</text:span></text:p>
          </text:list-item>
        </text:list>
        <text:p text:style-name="P5"/>
        <text:p text:style-name="P5"/>
        <text:p text:style-name="P3"><text:span text:style-name="T4">Appendix</text:span></text:p>
        <text:p text:style-name="P13"/>
        <text:p text:style-name="P3"><text:span text:style-name="T1">References</text:span></text:p>
        <text:p text:style-name="P3"/>
        <text:list xml:id="list5212197413840412609" text:style-name="WWNum10">
          <text:list-item>
            <text:p text:style-name="P2"><text:span text:style-name="T1">everything that goes in [] must be included here in this section.</text:span></text:p>
          </text:list-item>
        </text:list>
        <text:p text:style-name="P3"/>
        <text:p text:style-name="P3"><text:span text:style-name="T1">Gantt Char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33ae1"/>
    </style:style>
    <style:style style:name="MT1" style:family="text">
      <style:text-properties fo:color="#808080" style:font-name="Verdana"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Ask-rep (on-line repository) COMSM0010<text:tab/><text:tab/> Ventsislav Polimenov (1457989)</text:span></text:p>
        <text:p text:style-name="MP1"><text:span text:style-name="MT1">Dhiraj Narwani (143155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4-12-21T15:08:12.597925380</dc:date>
    <meta:editing-duration>P0D</meta:editing-duration>
    <meta:editing-cycles>1</meta:editing-cycles>
    <meta:document-statistic meta:table-count="0" meta:image-count="0" meta:object-count="0" meta:page-count="4" meta:paragraph-count="83" meta:word-count="1020" meta:character-count="6259" meta:non-whitespace-character-count="5354"/>
    <meta:generator>LibreOffice/4.2.6.3$Linux_X86_64 LibreOffice_project/420m0$Build-3</meta:generator>
  </office:meta>
</office:document-meta>
</file>